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300F67C8FAB.png"/>
  <manifest:file-entry manifest:media-type="image/png" manifest:full-path="Pictures/100002010000013600000062FF20B91F.png"/>
  <manifest:file-entry manifest:media-type="image/png" manifest:full-path="Pictures/10000201000004000000030036A655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pr1" style:family="presentation" style:parent-style-name="Default_20_2-notes" style:list-style-name="L1">
      <style:graphic-properties draw:fill-color="#ffffff" draw:auto-grow-height="true" fo:min-height="12.573cm"/>
    </style:style>
    <style:style style:name="pr2" style:family="presentation" style:parent-style-name="Default_20_1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3cm"/>
    </style:style>
    <style:style style:name="pr4" style:family="presentation" style:parent-style-name="Default-outline1">
      <style:graphic-properties draw:fill-color="#ffffff" draw:auto-grow-height="true" fo:min-height="13.435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end" fo:text-indent="0cm"/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end" fo:text-indent="0cm"/>
      <style:text-properties fo:color="#000000"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0" style:family="text">
      <style:text-properties fo:font-family="'Bitstream Charter'" style:font-family-generic="roman" style:font-pitch="variable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Bitstream Charter'" style:font-family-generic="roman" style:font-pitch="variable" fo:font-size="26pt" style:font-size-asian="26pt" style:font-size-complex="26pt"/>
    </style:style>
    <style:style style:name="T13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3.49cm" svg:height="3.725cm" svg:x="3.18cm" svg:y="5.038cm">
          <draw:text-box>
            <text:p text:style-name="P1"><text:span text:style-name="T1">DevOps with Bash Programming</text:span></text:p>
            <text:p text:style-name="P2"><text:span text:style-name="T2"/></text:p>
          </draw:text-box>
        </draw:frame>
        <draw:frame draw:style-name="gr2" draw:text-style-name="P2" draw:layer="layout" svg:width="18.277cm" svg:height="4.049cm" svg:x="3.313cm" svg:y="7.886cm">
          <draw:text-box>
            <text:p text:style-name="P3"><text:span text:style-name="T2">Presenter: Scott McCarty </text:span></text:p>
            <text:p text:style-name="P3"><text:span text:style-name="T2">Role: Solutions Architect, Red Hat</text:span></text:p>
            <text:p text:style-name="P3"><text:span text:style-name="T2">Date: 09/28/2012</text:span><text:span text:style-name="T3"> </text:span><text:span text:style-name="T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1" draw:text-style-name="P5" draw:layer="layout" svg:width="20.955cm" svg:height="3.725cm" svg:x="3.181cm" svg:y="5.039cm">
          <draw:text-box>
            <text:p text:style-name="P1"><text:span text:style-name="T5">Agenda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First Hour</text:p>
          </draw:text-box>
        </draw:frame>
        <draw:frame presentation:style-name="pr4" draw:text-style-name="P4" draw:layer="layout" svg:width="12.296cm" svg:height="13.946cm" svg:x="1.471cm" svg:y="4.145cm" presentation:class="outline" presentation:user-transformed="true">
          <draw:text-box>
            <text:list text:style-name="L2">
              <text:list-item>
                <text:p text:style-name="P4">Introduction</text:p>
              </text:list-item>
              <text:list-item>
                <text:p text:style-name="P4">Demo</text:p>
              </text:list-item>
              <text:list-item>
                <text:p>Planning</text:p>
                <text:list>
                  <text:list-item>
                    <text:p><text:span text:style-name="T7">Templates</text:span></text:p>
                  </text:list-item>
                  <text:list-item>
                    <text:p><text:span text:style-name="T7">Licensing</text:span></text:p>
                  </text:list-item>
                </text:list>
              </text:list-item>
              <text:list-item>
                <text:p text:style-name="P4">Tools</text:p>
                <text:list>
                  <text:list-item>
                    <text:p><text:span text:style-name="T7">Version Control</text:span></text:p>
                  </text:list-item>
                  <text:list-item>
                    <text:p><text:span text:style-name="T7">Bug Tracking</text:span></text:p>
                  </text:list-item>
                </text:list>
              </text:list-item>
              <text:list-item>
                <text:p>Lab 1</text:p>
                <text:list>
                  <text:list-item>
                    <text:p><text:span text:style-name="T7">Log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>
            <draw:text-box>
              <text:list text:style-name="L1">
                <text:list-item>
                  <text:p>Introduction: until 9:10AM</text:p>
                  <text:list>
                    <text:list-item>
                      <text:p>Scott Mccarty: Computer Science/Anthropology</text:p>
                    </text:list-item>
                    <text:list-item>
                      <text:p>What is DevOps: Culture &amp; Tools</text:p>
                    </text:list-item>
                    <text:list-item>
                      <text:p>Why Bash?</text:p>
                    </text:list-item>
                  </text:list>
                </text:list-item>
                <text:list-item>
                  <text:p>Demo: until 9:20AM</text:p>
                  <text:list>
                    <text:list-item>
                      <text:p>Show connection to 3 remote systems</text:p>
                    </text:list-item>
                    <text:list-item>
                      <text:p>Demonstrate: groups, commands, basic options</text:p>
                    </text:list-item>
                  </text:list>
                </text:list-item>
                <text:list-item>
                  <text:p>Tools: github.com</text:p>
                  <text:list>
                    <text:list-item>
                      <text:p>Version Control</text:p>
                      <text:list>
                        <text:list-item>
                          <text:p>Commands: git clone, git add, git commit, git push, git diff –color</text:p>
                        </text:list-item>
                      </text:list>
                    </text:list-item>
                    <text:list-item>
                      <text:p>Bug Tracker</text:p>
                      <text:list>
                        <text:list-item>
                          <text:p>Review tickets</text:p>
                        </text:list-item>
                        <text:list-item>
                          <text:p>Add/delete tickets <text:s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Second Hour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Architecture</text:p>
                <text:list>
                  <text:list-item>
                    <text:p><text:span text:style-name="T7">Logging</text:span></text:p>
                  </text:list-item>
                  <text:list-item>
                    <text:p><text:span text:style-name="T7">Command Line Interface Design</text:span></text:p>
                  </text:list-item>
                  <text:list-item>
                    <text:p><text:span text:style-name="T7">Critical Syntax</text:span></text:p>
                  </text:list-item>
                  <text:list-item>
                    <text:p><text:span text:style-name="T7">Configuration</text:span></text:p>
                  </text:list-item>
                </text:list>
              </text:list-item>
              <text:list-item>
                <text:p>Lab 2: </text:p>
                <text:list>
                  <text:list-item>
                    <text:p><text:span text:style-name="T7">Get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hird Hour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Life cycle</text:p>
                <text:list>
                  <text:list-item>
                    <text:p><text:span text:style-name="T7">Work Flow</text:span></text:p>
                  </text:list-item>
                  <text:list-item>
                    <text:p><text:span text:style-name="T7">Testing</text:span></text:p>
                  </text:list-item>
                  <text:list-item>
                    <text:p><text:span text:style-name="T7">Installation</text:span></text:p>
                  </text:list-item>
                </text:list>
              </text:list-item>
              <text:list-item>
                <text:p>Lab 3: </text:p>
                <text:list>
                  <text:list-item>
                    <text:p><text:span text:style-name="T7">Fix a Bug</text:span></text:p>
                  </text:list-item>
                  <text:list-item>
                    <text:p><text:span text:style-name="T7">Add a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First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troduction &amp; Demo: Until 9:2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<text:span text:style-name="T7">Scott Mccarty: Computer Science/Anthropology</text:span></text:p>
                  </text:list-item>
                  <text:list-item>
                    <text:p><text:span text:style-name="T7">What is DevOps: Culture &amp; Tools</text:span></text:p>
                  </text:list-item>
                  <text:list-item>
                    <text:p><text:span text:style-name="T7">Why Bash? How to learn Bash?</text:span></text:p>
                  </text:list-item>
                </text:list>
              </text:list-item>
              <text:list-item>
                <text:p>Demo</text:p>
                <text:list>
                  <text:list-item>
                    <text:p><text:span text:style-name="T7">Show connection to 3 remote systems</text:span></text:p>
                  </text:list-item>
                  <text:list-item>
                    <text:p><text:span text:style-name="T7">Demonstrate: groups, commands, basic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Dig in to Tools: Until 9:40AM</text:p>
          </draw:text-box>
        </draw:frame>
        <draw:frame presentation:style-name="pr4" draw:text-style-name="P4" draw:layer="layout" svg:width="23.929cm" svg:height="13.435cm" svg:x="1.471cm" svg:y="4.145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Version Control: </text:p>
                    <text:list>
                      <text:list-item>
                        <text:p>Commands: git clone, git add, git commit, git push, git diff –color</text:p>
                      </text:list-item>
                    </text:list>
                  </text:list-item>
                  <text:list-item>
                    <text:p>Bug Tracker</text:p>
                    <text:list>
                      <text:list-item>
                        <text:p>Review tickets</text:p>
                      </text:list-item>
                      <text:list-item>
                        <text:p>Add/delete tickets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1: Until 9:5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<text:span text:style-name="T8">Connect everyone to Internet</text:span></text:p>
              </text:list-item>
              <text:list-item>
                <text:p><text:span text:style-name="T8">Create GitHub account</text:span></text:p>
                <text:list>
                  <text:list-item>
                    <text:p><text:span text:style-name="T7">get me your username</text:span></text:p>
                  </text:list-item>
                </text:list>
              </text:list-item>
              <text:list-item>
                <text:p><text:span text:style-name="T8">Log In</text:span></text:p>
                <text:list>
                  <text:list-item>
                    <text:p><text:span text:style-name="T9">ssh user1@192.68.1.2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1: Step 2: Until 10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Clone the Repo</text:p>
                <text:list>
                  <text:list-item>
                    <text:p><text:span text:style-name="T9">git clone https://github.com/fatherlinux/shiva.git</text:span></text:p>
                  </text:list-item>
                  <text:list-item>
                    <text:p><text:span text:style-name="T9">git config --global user.name "Scott McCarty"</text:span></text:p>
                  </text:list-item>
                  <text:list-item>
                    <text:p><text:span text:style-name="T9">git config --global user.email "scott.mccarty@gmail.com"</text:span></text:p>
                  </text:list-item>
                  <text:list-item>
                    <text:p><text:span text:style-name="T9">Git config –global -l</text:span></text:p>
                  </text:list-item>
                  <text:list-item>
                    <text:p><text:span text:style-name="T9">Vim REAME.md</text:span></text:p>
                  </text:list-item>
                  <text:list-item>
                    <text:p><text:span text:style-name="T9">git add README.md</text:span></text:p>
                  </text:list-item>
                  <text:list-item>
                    <text:p><text:span text:style-name="T9">git commit README.md</text:span></text:p>
                  </text:list-item>
                  <text:list-item>
                    <text:p><text:span text:style-name="T9">git p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Secon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ritical Syntax &amp; Tools: until 10:15AM 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Getopt: <text:span text:style-name="T10">while getopts "c:f:g:ltvh" options; do</text:span></text:p>
              </text:list-item>
              <text:list-item>
                <text:p text:style-name="P4">Background functions: <text:span text:style-name="T10">background_command &amp;</text:span></text:p>
              </text:list-item>
              <text:list-item>
                <text:p text:style-name="P4"><text:span text:style-name="T11">Test command:</text:span> <text:span text:style-name="T12">man test, test -e /home/user1</text:span></text:p>
              </text:list-item>
              <text:list-item>
                <text:p text:style-name="P4"><text:span text:style-name="T13">Debugging:</text:span><text:span text:style-name="T12"> bash -x, bashdb</text:span></text:p>
              </text:list-item>
              <text:list-item>
                <text:p text:style-name="P4"><text:span text:style-name="T13">Recursion: </text:span><text:span text:style-name="T10">wait_jobs(), job_control()</text:span></text:p>
              </text:list-item>
              <text:list-item>
                <text:p text:style-name="P4"><text:span text:style-name="T13">Keychain: </text:span><text:span text:style-name="T10">source ~/.keychain/$HOSTNAME-sh</text:span><text:span text:style-name="T13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mmand Line Interface Design: Until 10:2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Smart command line options</text:p>
              </text:list-item>
              <text:list-item>
                <text:p text:style-name="P4">Unix Way</text:p>
              </text:list-item>
              <text:list-item>
                <text:p text:style-name="P4">Logical naming of outpu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Configuration: Until 10:30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list>
                  <text:list-item>
                    <text:p>Always use configuration files</text:p>
                    <text:list>
                      <text:list-item>
                        <text:p><text:span text:style-name="T7">Sane by default</text:span></text:p>
                      </text:list-item>
                      <text:list-item>
                        <text:p><text:span text:style-name="T7">It makes your program less scary</text:span></text:p>
                      </text:list-item>
                    </text:list>
                  </text:list-item>
                  <text:list-item>
                    <text:p>Turn options on/off</text:p>
                  </text:list-item>
                  <text:list-item>
                    <text:p>Tuning variables</text:p>
                  </text:list-item>
                  <text:list-item>
                    <text:p>Host name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ogging: until 10:40AM 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Standard Error</text:p>
              </text:list-item>
              <text:list-item>
                <text:p text:style-name="P4">Standard Out</text:p>
              </text:list-item>
              <text:list-item>
                <text:p text:style-name="P4">Syslog</text:p>
              </text:list-item>
              <text:list-item>
                <text:p text:style-name="P4">Email</text:p>
              </text:list-item>
              <text:list-item>
                <text:p text:style-name="P4">Cronjobs</text:p>
              </text:list-item>
              <text:list-item>
                <text:p text:style-name="P4">Logger</text:p>
              </text:list-item>
              <text:list-item>
                <text:p text:style-name="P4">Scriptlog</text:p>
              </text:list-item>
              <text:list-item>
                <text:p text:style-name="P4">Log4s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2: Until 11:0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Add yourself to the committers list and commit to Github</text:p>
              </text:list-item>
              <text:list-item>
                <text:p text:style-name="P4">Log into remote box: ssh 192.168.1.2</text:p>
              </text:list-item>
              <text:list-item>
                <text:p text:style-name="P4">Check out code</text:p>
              </text:list-item>
              <text:list-item>
                <text:p text:style-name="P4">Play with command line interface</text:p>
              </text:list-item>
              <text:list-item>
                <text:p text:style-name="P4">Review Architecture</text:p>
              </text:list-item>
              <text:list-item>
                <text:p text:style-name="P4">Ask questions</text:p>
              </text:list-item>
              <text:list-item>
                <text:p text:style-name="P4">Test for bugs, document th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draw:style-name="gr1" draw:text-style-name="P7" draw:layer="layout" svg:width="20.955cm" svg:height="3.725cm" svg:x="3.181cm" svg:y="5.039cm">
          <draw:text-box>
            <text:p text:style-name="P1"><text:span text:style-name="T5">Third Hour</text:span></text:p>
            <text:p text:style-name="P2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 presentation:user-transformed="true">
          <draw:text-box>
            <text:p>Work Flow: Until 11:10AM</text:p>
          </draw:text-box>
        </draw:frame>
        <draw:frame presentation:style-name="pr4" draw:text-style-name="P4" draw:layer="layout" svg:width="12.296cm" svg:height="13.435cm" svg:x="1.471cm" svg:y="4.145cm" presentation:class="outline" presentation:user-transformed="true">
          <draw:text-box>
            <text:list text:style-name="L2">
              <text:list-item>
                <text:p text:style-name="P4">Tickets</text:p>
                <text:list>
                  <text:list-item>
                    <text:p><text:span text:style-name="T7">Bugs</text:span></text:p>
                  </text:list-item>
                  <text:list-item>
                    <text:p><text:span text:style-name="T7">Features</text:span></text:p>
                  </text:list-item>
                  <text:list-item>
                    <text:p><text:span text:style-name="T7">Don't get side tracked</text:span></text:p>
                  </text:list-item>
                </text:list>
              </text:list-item>
              <text:list-item>
                <text:p text:style-name="P4">Version Control</text:p>
                <text:list>
                  <text:list-item>
                    <text:p><text:span text:style-name="T7">Branching</text:span></text:p>
                  </text:list-item>
                  <text:list-item>
                    <text:p><text:span text:style-name="T7">Merging</text:span></text:p>
                  </text:list-item>
                  <text:list-item>
                    <text:p><text:span text:style-name="T7">Committ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Testing: Until 11:20AM</text:p>
          </draw:text-box>
        </draw:frame>
        <draw:frame presentation:style-name="pr4" draw:text-style-name="P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8">Manual testing</text:span></text:p>
                <text:list>
                  <text:list-item>
                    <text:p><text:span text:style-name="T7">Typing commands</text:span></text:p>
                  </text:list-item>
                  <text:list-item>
                    <text:p><text:span text:style-name="T7">Same method as police and fire</text:span></text:p>
                  </text:list-item>
                  <text:list-item>
                    <text:p><text:span text:style-name="T7">Does not provide warm and fuzzy for regressions</text:span></text:p>
                  </text:list-item>
                  <text:list-item>
                    <text:p><text:span text:style-name="T7">Works on my machine!!!</text:span></text:p>
                  </text:list-item>
                </text:list>
              </text:list-item>
              <text:list-item>
                <text:p text:style-name="P4"><text:span text:style-name="T8">Automated testing</text:span></text:p>
                <text:list>
                  <text:list-item>
                    <text:p><text:span text:style-name="T7">Integration testing</text:span></text:p>
                  </text:list-item>
                  <text:list-item>
                    <text:p><text:span text:style-name="T7">Unit testing</text:span></text:p>
                  </text:list-item>
                  <text:list-item>
                    <text:p><text:span text:style-name="T7">Helps with regressions</text:span></text:p>
                  </text:list-item>
                  <text:list-item>
                    <text:p><text:span text:style-name="T7">Possibly ran in production or gold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Installation: Until 11:30A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RPMs vs. Scripts</text:p>
              </text:list-item>
              <text:list-item>
                <text:p text:style-name="P4">Who develops an installer?</text:p>
                <text:list>
                  <text:list-item>
                    <text:p><text:span text:style-name="T7">Usually sysadmins</text:span></text:p>
                  </text:list-item>
                </text:list>
              </text:list-item>
              <text:list-item>
                <text:p text:style-name="P4">Why develop an installer?</text:p>
                <text:list>
                  <text:list-item>
                    <text:p><text:span text:style-name="T7">Because it makes your software more easy to consu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ab 3: Until 12:00PM</text:p>
          </draw:text-box>
        </draw:frame>
        <draw:frame presentation:style-name="pr4" draw:text-style-name="P4" draw:layer="layout" svg:width="25.834cm" svg:height="13.435cm" svg:x="1.471cm" svg:y="4.145cm" presentation:class="outline" presentation:user-transformed="true">
          <draw:text-box>
            <text:list text:style-name="L2">
              <text:list-item>
                <text:p text:style-name="P4">Log into GitHub</text:p>
                <text:list>
                  <text:list-item>
                    <text:p><text:span text:style-name="T7">Review open issues</text:span></text:p>
                  </text:list-item>
                </text:list>
              </text:list-item>
              <text:list-item>
                <text:p text:style-name="P4">Work on Issue #3: Bug Fix</text:p>
                <text:list>
                  <text:list-item>
                    <text:p><text:span text:style-name="T9">git branch issue0003</text:span></text:p>
                  </text:list-item>
                  <text:list-item>
                    <text:p><text:span text:style-name="T9">git checkout issue0003</text:span></text:p>
                  </text:list-item>
                </text:list>
              </text:list-item>
              <text:list-item>
                <text:p text:style-name="P4">Work on Issue #9: Feature Add (not trivial)</text:p>
                <text:list>
                  <text:list-item>
                    <text:p><text:span text:style-name="T9">git branch issue0009</text:span></text:p>
                  </text:list-item>
                  <text:list-item>
                    <text:p><text:span text:style-name="T9">git checkout issuee0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3" draw:text-style-name="P4" draw:layer="layout" svg:width="25.199cm" svg:height="3.173cm" svg:x="1.4cm" svg:y="0.637cm" presentation:class="title">
          <draw:text-box>
            <text:p text:style-name="P4">Links</text:p>
          </draw:text-box>
        </draw:frame>
        <draw:frame presentation:style-name="pr4" draw:text-style-name="P4" draw:layer="layout" svg:width="24.564cm" svg:height="13.435cm" svg:x="1.471cm" svg:y="4.145cm" presentation:class="outline" presentation:user-transformed="true">
          <draw:text-box>
            <text:list text:style-name="L2">
              <text:list-item>
                <text:p text:style-name="P4"><text:span text:style-name="T14"><text:a xlink:href="http://www.jedi.be/blog/2010/02/12/what-is-this-devops-thing-anyway/">http://www.jedi.be/blog/2010/02/12/what-is-this-devops-thing-anyway/</text:a></text:span></text:p>
              </text:list-item>
              <text:list-item>
                <text:p text:style-name="P4"><text:span text:style-name="T14"><text:a xlink:href="http://bashdb.sourceforge.net/bashdb.html">http://bashdb.sourceforge.net/bashdb.html</text:a></text:span></text:p>
              </text:list-item>
              <text:list-item>
                <text:p text:style-name="P4"><text:span text:style-name="T14"><text:a xlink:href="https://github.com/fatherlinux/shiva">https://github.com/fatherlinux/shiva</text:a></text:span></text:p>
              </text:list-item>
              <text:list-item>
                <text:p text:style-name="P4"><text:span text:style-name="T14"><text:a xlink:href="http://crunchtools.com/shiva">http://crunchtools.com/shiva</text:a></text:span></text:p>
                <text:p text:style-name="P4"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| PRESENTER NAME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0.933cm" svg:height="3.455cm" svg:x="17.067cm" svg:y="17.545cm">
        <draw:image xlink:href="Pictures/100002010000013600000062FF20B91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8cm" svg:x="0cm" svg:y="0cm">
        <draw:image xlink:href="Pictures/10000201000004000000030036A6559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20.999cm" svg:x="0cm" svg:y="0.001cm">
        <draw:image xlink:href="Pictures/100000000000040000000300F67C8FAB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initial-creator>adrienne yancey</meta:initial-creator>
    <meta:creation-date>2009-02-23T10:59:51</meta:creation-date>
    <dc:date>2012-09-27T22:19:11</dc:date>
    <dc:language>en-US</dc:language>
    <meta:editing-cycles>136</meta:editing-cycles>
    <meta:editing-duration>P3DT7H58M10S</meta:editing-duration>
    <dc:creator>Scott McCarty</dc:cre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